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NotDefSpecial" svg:font-family="NotDefSpec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NotDefSpecial" fo:font-size="8pt" style:font-name-asian="NotDefSpecial" style:font-size-asian="8pt" style:font-name-complex="NotDefSpecial" style:font-size-complex="8pt"/>
    </style:style>
    <style:style style:name="P2" style:family="paragraph" style:parent-style-name="Standard" style:list-style-name="">
      <style:paragraph-properties style:text-autospace="none"/>
      <style:text-properties style:font-name="NotDefSpecial" fo:font-size="8pt" style:font-name-asian="NotDefSpecial" style:font-size-asian="8pt" style:font-name-complex="NotDefSpecial" style:font-size-complex="8pt"/>
    </style:style>
    <style:style style:name="P3" style:family="paragraph" style:parent-style-name="Standard" style:list-style-name="">
      <style:paragraph-properties style:text-autospace="none"/>
      <style:text-properties style:font-name="NotDefSpecial" fo:font-size="7.5pt" style:font-name-asian="NotDefSpecial" style:font-size-asian="7.5pt" style:font-name-complex="NotDefSpecial" style:font-size-complex="7.5pt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NotDefSpecial" fo:font-size="7.5pt" style:font-name-asian="NotDefSpecial" style:font-size-asian="7.5pt" style:font-name-complex="NotDefSpecial" style:font-size-complex="7.5pt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style:font-name="NotDefSpecial" fo:font-size="7pt" style:font-name-asian="NotDefSpecial" style:font-size-asian="7pt" style:font-name-complex="NotDefSpecial" style:font-size-complex="7pt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style:font-name="NotDefSpecial" fo:font-size="8.5pt" style:font-name-asian="NotDefSpecial" style:font-size-asian="8.5pt" style:font-name-complex="NotDefSpecial" style:font-size-complex="8.5pt"/>
    </style:style>
    <style:style style:name="P7" style:family="paragraph" style:parent-style-name="Standard" style:list-style-name="">
      <style:paragraph-properties style:text-autospace="none"/>
      <style:text-properties style:font-name="NotDefSpecial" fo:font-size="8.5pt" style:font-name-asian="NotDefSpecial" style:font-size-asian="8.5pt" style:font-name-complex="NotDefSpecial" style:font-size-complex="8.5pt"/>
    </style:style>
    <style:style style:name="P8" style:family="paragraph" style:parent-style-name="Standard" style:list-style-name="">
      <style:paragraph-properties style:text-autospace="none"/>
    </style:style>
    <style:style style:name="T1" style:family="text">
      <style:text-properties style:font-name="NotDefSpecial" fo:font-size="7.5pt" style:font-name-asian="NotDefSpecial" style:font-size-asian="7.5pt" style:font-name-complex="NotDefSpecial" style:font-size-complex="7.5pt"/>
    </style:style>
    <style:style style:name="T2" style:family="text">
      <style:text-properties style:font-name="NotDefSpecial" fo:font-size="7pt" style:font-name-asian="NotDefSpecial" style:font-size-asian="7pt" style:font-name-complex="NotDefSpecial" style:font-size-complex="7pt"/>
    </style:style>
    <style:style style:name="T3" style:family="text">
      <style:text-properties fo:font-size="7.5pt" style:font-size-asian="7.5pt" style:font-size-complex="7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://scholarspace.manoa.hawaii.edu/bitstream/handle/10125/11288/31_151-156.pdf?sequence=1</text:p>
      <text:p text:style-name="P1"/>
      <text:p text:style-name="P1">Cligenes marianensis Usinger. First reported from Oahu in 1974 (Beardsley,</text:p>
      <text:p text:style-name="P1">PHES 22:160-161), and also known from Maui (Gagne, PHES 22:167) and</text:p>
      <text:p text:style-name="P1">Hawaii island (PHES 22:410). Four specimens of this species were collected</text:p>
      <text:p text:style-name="P1">from pitfall traps near the Kalalau Lookout, Kokee State Park, 5-27 April,</text:p>
      <text:p text:style-name="P8"><text:span text:style-name="T1">1991.</text:span></text:p>
      <text:p text:style-name="P8"><text:span text:style-name="T1"/></text:p>
      <text:p text:style-name="P8"><text:span text:style-name="T1"/></text:p>
      <text:p text:style-name="P1">Beardsley,<text:span text:style-name="T3">PHES 22:160-161</text:span></text:p>
      <text:p text:style-name="P3">Cligenes marianensis Usinger: Several specimens of a very small lygaeid</text:p>
      <text:p text:style-name="P4">bug, determined as Cligenes marianensis Usinger by Dr. Beardsley, were</text:p>
      <text:p text:style-name="P4">found in light trap catches from the Honolulu International Airport area</text:p>
      <text:p text:style-name="P5">during January. This species was described from Guam (1946, Insects of</text:p>
      <text:p text:style-name="P5">Guam II, B.P. Bishop Mus. Bui. 189:32), and is known also from other</text:p>
      <text:p text:style-name="P5">islands in the Marianas. No information on its habits is available. This is a</text:p>
      <text:p text:style-name="P8"><text:span text:style-name="T2">new state record. J.W. Beardsley.</text:span></text:p>
      <text:p text:style-name="P8"><text:span text:style-name="T1"/></text:p>
      <text:p text:style-name="P8"><text:span text:style-name="T1"/></text:p>
      <text:p text:style-name="P1"><text:span text:style-name="T1">Gagne, PHES 22:167</text:span></text:p>
      <text:p text:style-name="P2">Cligenes marianensis Usinger: Dr. Beardsley recently reported this</text:p>
      <text:p text:style-name="P1">species in the State (see February Notes and Exhibitions) on the basis of</text:p>
      <text:p text:style-name="P1">specimens from a light trap at Honolulu International Airport collected</text:p>
      <text:p text:style-name="P1">during January, 1974. Two specimens bearing the following data: W. Maui,</text:p>
      <text:p text:style-name="P1">Honokohau, 900 m, 19.III.1972, Malaise Trap, J.L. Gressitt are in the</text:p>
      <text:p text:style-name="P1">Bishop Museum. These specimens, which predate Dr. Beardsley's discovery</text:p>
      <text:p text:style-name="P1">by almost two years, constitute a new island record. The determination was</text:p>
      <text:p text:style-name="P4">by me on comparison with the type in the collection of the Bishop Museum.</text:p>
      <text:p text:style-name="P8"><text:span text:style-name="T2">W. Gagne.</text:span></text:p>
      <text:p text:style-name="P8"><text:span text:style-name="T1"/></text:p>
      <text:p text:style-name="P8"><text:span text:style-name="T1"/></text:p>
      <text:p text:style-name="P1"><text:span text:style-name="T1">Beardsley, PHES 22:410</text:span></text:p>
      <text:p text:style-name="P7">Cligenes marianensis Usinger: Numerous specimens of this immigrant</text:p>
      <text:p text:style-name="P6">lygaeid bug were recovered from light trap material taken at the U. H.</text:p>
      <text:p text:style-name="P6">Waiakea Farm, near Hilo, during September. This is a new island record. J.</text:p>
      <text:p text:style-name="P8"><text:span text:style-name="T1">W. Beardsle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NotDefSpecial" svg:font-family="NotDefSpec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42M04S</meta:editing-duration>
    <meta:editing-cycles>3</meta:editing-cycles>
    <meta:generator>OpenOffice.org/3.2$Win32 OpenOffice.org_project/320m12$Build-9483</meta:generator>
    <dc:date>2012-03-16T20:01:34.70</dc:date>
    <meta:document-statistic meta:table-count="0" meta:image-count="0" meta:object-count="0" meta:page-count="1" meta:paragraph-count="29" meta:word-count="254" meta:character-count="1712"/>
    <dc:creator>Aubrey Moore</dc:creator>
    <meta:user-defined meta:name="Info 1"/>
    <meta:user-defined meta:name="Info 2"/>
    <meta:user-defined meta:name="Info 3"/>
    <meta:user-defined meta:name="Info 4"/>
  </office:meta>
</office:document-meta>
</file>